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413cm" svg:height="0.762cm" svg:x="9.12cm" svg:y="1.562cm">
          <text:p text:style-name="P1"><text:span text:style-name="T1">Location</text:span></text:p>
        </draw:rect>
        <draw:rect draw:style-name="gr1" draw:text-style-name="P2" xml:id="id2" draw:id="id2" draw:layer="layout" svg:width="2.413cm" svg:height="0.762cm" svg:x="5.187cm" svg:y="3.394cm">
          <text:p text:style-name="P1"><text:span text:style-name="T1">Province</text:span></text:p>
        </draw:rect>
        <draw:rect draw:style-name="gr1" draw:text-style-name="P2" xml:id="id3" draw:id="id3" draw:layer="layout" svg:width="2.413cm" svg:height="0.762cm" svg:x="12.987cm" svg:y="3.394cm">
          <text:p text:style-name="P1"><text:span text:style-name="T1">City</text:span></text:p>
        </draw:rect>
        <draw:rect draw:style-name="gr1" draw:text-style-name="P2" xml:id="id4" draw:id="id4" draw:layer="layout" svg:width="3.324cm" svg:height="0.762cm" svg:x="2.688cm" svg:y="5.194cm">
          <text:p text:style-name="P1"><text:span text:style-name="T1">District</text:span></text:p>
        </draw:rect>
        <draw:rect draw:style-name="gr1" draw:text-style-name="P2" xml:id="id5" draw:id="id5" draw:layer="layout" svg:width="3.324cm" svg:height="0.762cm" svg:x="6.588cm" svg:y="5.194cm">
          <text:p text:style-name="P1"><text:span text:style-name="T1">Suburb district</text:span></text:p>
        </draw:rect>
        <draw:rect draw:style-name="gr1" draw:text-style-name="P2" xml:id="id6" draw:id="id6" draw:layer="layout" svg:width="3.324cm" svg:height="0.762cm" svg:x="10.488cm" svg:y="5.194cm">
          <text:p text:style-name="P1"><text:span text:style-name="T1">District</text:span></text:p>
        </draw:rect>
        <draw:rect draw:style-name="gr1" draw:text-style-name="P2" xml:id="id7" draw:id="id7" draw:layer="layout" svg:width="3.324cm" svg:height="0.762cm" svg:x="14.388cm" svg:y="5.194cm">
          <text:p text:style-name="P1"><text:span text:style-name="T1">Suburb district</text:span></text:p>
        </draw:rect>
        <draw:connector draw:style-name="gr2" draw:text-style-name="P1" draw:layer="layout" svg:x1="10.326cm" svg:y1="2.324cm" svg:x2="6.393cm" svg:y2="3.394cm" draw:start-shape="id1" draw:start-glue-point="2" draw:end-shape="id2" draw:end-glue-point="0" svg:d="M10326 2324v535h-3933v535">
          <text:p/>
        </draw:connector>
        <draw:connector draw:style-name="gr2" draw:text-style-name="P1" draw:layer="layout" svg:x1="10.326cm" svg:y1="2.324cm" svg:x2="14.193cm" svg:y2="3.394cm" draw:start-shape="id1" draw:start-glue-point="2" draw:end-shape="id3" draw:end-glue-point="0" svg:d="M10326 2324v535h3867v535">
          <text:p/>
        </draw:connector>
        <draw:connector draw:style-name="gr2" draw:text-style-name="P1" draw:layer="layout" svg:x1="6.393cm" svg:y1="4.156cm" svg:x2="4.35cm" svg:y2="5.194cm" draw:start-shape="id2" draw:start-glue-point="2" draw:end-shape="id4" draw:end-glue-point="0" svg:d="M6393 4156v519h-2043v519">
          <text:p/>
        </draw:connector>
        <draw:connector draw:style-name="gr2" draw:text-style-name="P1" draw:layer="layout" svg:x1="6.393cm" svg:y1="4.156cm" svg:x2="8.25cm" svg:y2="5.194cm" draw:start-shape="id2" draw:start-glue-point="2" draw:end-shape="id5" svg:d="M6393 4156v519h1857v519">
          <text:p/>
        </draw:connector>
        <draw:connector draw:style-name="gr2" draw:text-style-name="P1" draw:layer="layout" svg:x1="14.193cm" svg:y1="4.156cm" svg:x2="12.15cm" svg:y2="5.194cm" draw:start-shape="id3" draw:start-glue-point="2" draw:end-shape="id6" draw:end-glue-point="0" svg:d="M14193 4156v519h-2043v519">
          <text:p/>
        </draw:connector>
        <draw:connector draw:style-name="gr2" draw:text-style-name="P1" draw:layer="layout" svg:x1="14.193cm" svg:y1="4.156cm" svg:x2="16.05cm" svg:y2="5.194cm" draw:start-shape="id3" draw:start-glue-point="2" draw:end-shape="id7" draw:end-glue-point="0" svg:d="M14193 4156v519h1857v5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06T21:15:30.75</meta:creation-date>
    <dc:date>2014-09-06T21:29:08.26</dc:date>
    <dc:creator>Loc Nguyen</dc:creator>
    <meta:editing-duration>PT13M41S</meta:editing-duration>
    <meta:editing-cycles>7</meta:editing-cycles>
    <meta:generator>OpenOffice/4.1.0$Win32 OpenOffice.org_project/410m18$Build-9764</meta:generator>
    <meta:document-statistic meta:object-count="13"/>
  </office:meta>
</office:document-meta>
</file>